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Ubuntu Condensed" svg:font-family="'Ubuntu Condensed'"/>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loext:graphic-properties draw:fill="solid" draw:fill-color="#f8f9fa" draw:opacity="100%"/>
      <style:paragraph-properties fo:margin-left="0cm" fo:margin-right="0cm" fo:margin-top="0cm" fo:margin-bottom="0cm" loext:contextual-spacing="false" fo:line-height="100%" fo:text-align="justify" style:justify-single-word="false" fo:orphans="2" fo:widows="2" fo:text-indent="0cm" style:auto-text-indent="false"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normal" officeooo:rsid="00223279" officeooo:paragraph-rsid="00223279" style:text-blinking="false"/>
    </style:style>
    <style:style style:name="P2" style:family="paragraph" style:parent-style-name="Preformatted_20_Text">
      <loext:graphic-properties draw:fill="solid" draw:fill-color="#f8f9fa" draw:opacity="100%"/>
      <style:paragraph-properties fo:margin-left="0cm" fo:margin-right="0cm" fo:margin-top="0cm" fo:margin-bottom="0cm" loext:contextual-spacing="false" fo:line-height="100%" fo:text-align="justify" style:justify-single-word="false" fo:orphans="2" fo:widows="2" fo:text-indent="0cm" style:auto-text-indent="false"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normal" officeooo:rsid="00242340" officeooo:paragraph-rsid="00242340" style:text-blinking="false"/>
    </style:style>
    <style:style style:name="P3" style:family="paragraph" style:parent-style-name="Text_20_body">
      <style:paragraph-properties fo:margin-left="0cm" fo:margin-right="0cm" fo:margin-top="0cm" fo:margin-bottom="0.25cm" loext:contextual-spacing="false" style:line-height-at-least="0.476cm"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25cm" loext:contextual-spacing="false" style:line-height-at-least="0.635cm" fo:text-align="justify" style:justify-single-word="false" fo:orphans="2" fo:widows="2" fo:text-indent="0cm" style:auto-text-indent="false"/>
      <style:text-properties fo:font-variant="normal" fo:text-transform="none" fo:color="#222222" style:text-line-through-style="none" style:text-line-through-type="none" style:font-name="Ubuntu Condensed" fo:font-size="11pt" fo:letter-spacing="normal" fo:font-style="normal" style:text-underline-style="none" fo:font-weight="normal" style:text-blinking="false"/>
    </style:style>
    <style:style style:name="P5" style:family="paragraph" style:parent-style-name="Preformatted_20_Text">
      <style:paragraph-properties fo:margin-left="0cm" fo:margin-right="0cm" fo:orphans="2" fo:widows="2" fo:text-indent="0cm" style:auto-text-indent="false"/>
      <style:text-properties fo:font-variant="normal" fo:text-transform="none" fo:color="#222222" style:font-name="Ubuntu Condensed" fo:font-size="11pt" fo:letter-spacing="normal" fo:font-style="normal" fo:font-weight="normal"/>
    </style:style>
    <style:style style:name="P6" style:family="paragraph" style:parent-style-name="Preformatted_20_Text">
      <style:paragraph-properties fo:margin-left="0cm" fo:margin-right="0cm" fo:line-height="100%" fo:orphans="2" fo:widows="2" fo:text-indent="0cm" style:auto-text-indent="false"/>
      <style:text-properties fo:font-variant="normal" fo:text-transform="none" fo:color="#222222" style:font-name="Ubuntu Condensed" fo:font-size="11pt" fo:letter-spacing="normal" fo:language="fr" fo:country="FR" fo:font-style="normal" fo:font-weight="normal"/>
    </style:style>
    <style:style style:name="P7" style:family="paragraph" style:parent-style-name="Preformatted_20_Text">
      <style:paragraph-properties fo:margin-left="0cm" fo:margin-right="0cm" fo:orphans="2" fo:widows="2" fo:text-indent="0cm" style:auto-text-indent="false"/>
      <style:text-properties fo:font-variant="normal" fo:text-transform="none" fo:color="#222222" style:font-name="Ubuntu Condensed" fo:font-size="15pt" fo:letter-spacing="normal" fo:language="fr" fo:country="FR" fo:font-style="normal" fo:font-weight="bold"/>
    </style:style>
    <style:style style:name="P8" style:family="paragraph" style:parent-style-name="Preformatted_20_Text">
      <style:paragraph-properties fo:margin-left="0cm" fo:margin-right="0cm" fo:orphans="2" fo:widows="2" fo:text-indent="0cm" style:auto-text-indent="false"/>
      <style:text-properties fo:font-variant="normal" fo:text-transform="none" fo:color="#222222" style:font-name="Ubuntu Condensed" fo:font-size="15pt" fo:letter-spacing="normal" fo:language="fr" fo:country="FR" fo:font-style="normal" fo:font-weight="bold" officeooo:rsid="0020797b" officeooo:paragraph-rsid="0020797b"/>
    </style:style>
    <style:style style:name="P9" style:family="paragraph" style:parent-style-name="Preformatted_20_Text">
      <style:paragraph-properties fo:orphans="2" fo:widows="2"/>
      <style:text-properties fo:font-variant="normal" fo:text-transform="none" fo:color="#222222" style:font-name="Ubuntu Condensed" fo:font-size="11pt" fo:letter-spacing="normal" fo:language="fr" fo:country="FR" fo:font-style="normal" fo:font-weight="normal"/>
    </style:style>
    <style:style style:name="P10" style:family="paragraph" style:parent-style-name="Preformatted_20_Text">
      <loext:graphic-properties draw:fill="solid" draw:fill-color="#f8f9fa" draw:opacity="100%"/>
      <style:paragraph-properties fo:margin-top="0.101cm" fo:margin-bottom="0.101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normal" officeooo:rsid="0020797b" officeooo:paragraph-rsid="0020797b" style:text-blinking="false"/>
    </style:style>
    <style:style style:name="P11" style:family="paragraph" style:parent-style-name="Preformatted_20_Text">
      <loext:graphic-properties draw:fill="solid" draw:fill-color="#f8f9fa" draw:opacity="100%"/>
      <style:paragraph-properties fo:margin-top="0.101cm" fo:margin-bottom="0.101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normal" officeooo:rsid="0020797b" officeooo:paragraph-rsid="00212df9" style:text-blinking="false"/>
    </style:style>
    <style:style style:name="P12" style:family="paragraph" style:parent-style-name="Preformatted_20_Text">
      <loext:graphic-properties draw:fill="solid" draw:fill-color="#f8f9fa" draw:opacity="100%"/>
      <style:paragraph-properties fo:margin-top="0.101cm" fo:margin-bottom="0.101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normal" officeooo:rsid="00212df9" officeooo:paragraph-rsid="00212df9" style:text-blinking="false"/>
    </style:style>
    <style:style style:name="P13" style:family="paragraph" style:parent-style-name="Preformatted_20_Text">
      <loext:graphic-properties draw:fill="solid" draw:fill-color="#f8f9fa" draw:opacity="100%"/>
      <style:paragraph-properties fo:margin-top="0.101cm" fo:margin-bottom="0.101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normal" officeooo:rsid="0025f3ea" officeooo:paragraph-rsid="0025f3ea" style:text-blinking="false"/>
    </style:style>
    <style:style style:name="P14" style:family="paragraph" style:parent-style-name="Preformatted_20_Text">
      <loext:graphic-properties draw:fill="solid" draw:fill-color="#f8f9fa" draw:opacity="100%"/>
      <style:paragraph-properties fo:margin-top="0.101cm" fo:margin-bottom="0.101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normal" officeooo:rsid="0028401d" officeooo:paragraph-rsid="0028401d" style:text-blinking="false"/>
    </style:style>
    <style:style style:name="P15" style:family="paragraph" style:parent-style-name="Preformatted_20_Text">
      <loext:graphic-properties draw:fill="solid" draw:fill-color="#f8f9fa" draw:opacity="100%"/>
      <style:paragraph-properties fo:margin-top="0.101cm" fo:margin-bottom="0.101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Liberation Sans" fo:font-size="14pt" fo:letter-spacing="normal" fo:font-style="normal" style:text-underline-style="none" fo:font-weight="bold" officeooo:rsid="0020797b" officeooo:paragraph-rsid="0020797b" style:text-blinking="false" style:font-name-asian="Noto Sans CJK SC" style:font-size-asian="14pt" style:font-weight-asian="bold" style:font-name-complex="Lohit Devanagari" style:font-size-complex="14pt" style:font-weight-complex="bold"/>
    </style:style>
    <style:style style:name="P16" style:family="paragraph" style:parent-style-name="Preformatted_20_Text">
      <loext:graphic-properties draw:fill="solid" draw:fill-color="#f8f9fa" draw:opacity="100%"/>
      <style:paragraph-properties fo:margin-top="0.101cm" fo:margin-bottom="0.101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Liberation Sans" fo:font-size="14pt" fo:letter-spacing="normal" fo:font-style="normal" style:text-underline-style="none" fo:font-weight="bold" officeooo:rsid="0020797b" officeooo:paragraph-rsid="0025f3ea" style:text-blinking="false" style:font-name-asian="Noto Sans CJK SC" style:font-size-asian="14pt" style:font-weight-asian="bold" style:font-name-complex="Lohit Devanagari" style:font-size-complex="14pt" style:font-weight-complex="bold"/>
    </style:style>
    <style:style style:name="P17" style:family="paragraph" style:parent-style-name="Preformatted_20_Text">
      <loext:graphic-properties draw:fill="solid" draw:fill-color="#f8f9fa" draw:opacity="100%"/>
      <style:paragraph-properties fo:margin-top="0cm" fo:margin-bottom="0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normal" officeooo:rsid="00212df9" officeooo:paragraph-rsid="00212df9" style:text-blinking="false"/>
    </style:style>
    <style:style style:name="P18" style:family="paragraph" style:parent-style-name="Preformatted_20_Text">
      <loext:graphic-properties draw:fill="solid" draw:fill-color="#f8f9fa" draw:opacity="100%"/>
      <style:paragraph-properties fo:margin-left="1.251cm" fo:margin-right="0cm" fo:margin-top="0cm" fo:margin-bottom="0cm" loext:contextual-spacing="false" fo:line-height="100%" fo:text-align="justify" style:justify-single-word="false" fo:orphans="2" fo:widows="2" fo:text-indent="0cm" style:auto-text-indent="false"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normal" officeooo:rsid="0020797b" officeooo:paragraph-rsid="0020797b" style:text-blinking="false"/>
    </style:style>
    <style:style style:name="P19" style:family="paragraph" style:parent-style-name="Title">
      <style:text-properties fo:font-size="16pt" style:font-size-asian="16pt" style:font-size-complex="16pt"/>
    </style:style>
    <style:style style:name="P20" style:family="paragraph" style:parent-style-name="Text_20_body" style:list-style-name="L1">
      <style:paragraph-properties fo:margin-top="0.101cm" fo:margin-bottom="0.101cm" loext:contextual-spacing="false" fo:line-height="100%" fo:text-align="justify" style:justify-single-word="false" fo:orphans="2" fo:widows="2"/>
      <style:text-properties fo:font-variant="normal" fo:text-transform="none" fo:color="#222222" style:text-line-through-style="none" style:text-line-through-type="none" style:font-name="Ubuntu Condensed" fo:font-size="11pt" fo:letter-spacing="normal" fo:font-style="normal" style:text-underline-style="none" fo:font-weight="normal" style:text-blinking="false"/>
    </style:style>
    <style:style style:name="P21" style:family="paragraph" style:parent-style-name="Preformatted_20_Text">
      <style:paragraph-properties fo:orphans="2" fo:widows="2"/>
      <style:text-properties fo:font-variant="normal" fo:text-transform="none" fo:color="#222222" style:font-name="Ubuntu Condensed" fo:font-size="11pt" fo:letter-spacing="normal" fo:language="fr" fo:country="FR" fo:font-style="normal" fo:font-weight="normal"/>
    </style:style>
    <style:style style:name="P22" style:family="paragraph" style:parent-style-name="Preformatted_20_Text" style:list-style-name="L2">
      <loext:graphic-properties draw:fill="solid" draw:fill-color="#f8f9fa" draw:opacity="100%"/>
      <style:paragraph-properties fo:margin-top="0.101cm" fo:margin-bottom="0.101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normal" style:text-blinking="false"/>
    </style:style>
    <style:style style:name="P23" style:family="paragraph" style:parent-style-name="Preformatted_20_Text" style:list-style-name="L4">
      <loext:graphic-properties draw:fill="solid" draw:fill-color="#f8f9fa" draw:opacity="100%"/>
      <style:paragraph-properties fo:margin-top="0.101cm" fo:margin-bottom="0.101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normal" officeooo:rsid="0020797b" officeooo:paragraph-rsid="0020797b" style:text-blinking="false"/>
    </style:style>
    <style:style style:name="P24" style:family="paragraph" style:parent-style-name="Preformatted_20_Text" style:list-style-name="L6">
      <loext:graphic-properties draw:fill="solid" draw:fill-color="#f8f9fa" draw:opacity="100%"/>
      <style:paragraph-properties fo:margin-top="0.101cm" fo:margin-bottom="0.101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normal" officeooo:rsid="0020797b" officeooo:paragraph-rsid="00212df9" style:text-blinking="false"/>
    </style:style>
    <style:style style:name="P25" style:family="paragraph" style:parent-style-name="Preformatted_20_Text" style:list-style-name="L5">
      <loext:graphic-properties draw:fill="solid" draw:fill-color="#f8f9fa" draw:opacity="100%"/>
      <style:paragraph-properties fo:margin-top="0.101cm" fo:margin-bottom="0.101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normal" officeooo:rsid="0025f3ea" officeooo:paragraph-rsid="0025f3ea" style:text-blinking="false"/>
    </style:style>
    <style:style style:name="P26" style:family="paragraph" style:parent-style-name="Preformatted_20_Text" style:list-style-name="L5">
      <loext:graphic-properties draw:fill="solid" draw:fill-color="#f8f9fa" draw:opacity="100%"/>
      <style:paragraph-properties fo:margin-top="0.101cm" fo:margin-bottom="0.101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normal" officeooo:rsid="0028401d" officeooo:paragraph-rsid="0028401d" style:text-blinking="false" style:font-weight-asian="normal" style:font-weight-complex="normal"/>
    </style:style>
    <style:style style:name="P27" style:family="paragraph" style:parent-style-name="Preformatted_20_Text" style:list-style-name="L5">
      <loext:graphic-properties draw:fill="solid" draw:fill-color="#f8f9fa" draw:opacity="100%"/>
      <style:paragraph-properties fo:margin-top="0.101cm" fo:margin-bottom="0.101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normal" officeooo:rsid="0028401d" officeooo:paragraph-rsid="0028401d" style:text-blinking="false"/>
    </style:style>
    <style:style style:name="P28" style:family="paragraph" style:parent-style-name="Preformatted_20_Text">
      <loext:graphic-properties draw:fill="solid" draw:fill-color="#f8f9fa" draw:opacity="100%"/>
      <style:paragraph-properties fo:margin-top="0.101cm" fo:margin-bottom="0.101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normal" officeooo:rsid="0028401d" officeooo:paragraph-rsid="0028401d" style:text-blinking="false"/>
    </style:style>
    <style:style style:name="P29" style:family="paragraph" style:parent-style-name="Preformatted_20_Text" style:list-style-name="L6">
      <loext:graphic-properties draw:fill="solid" draw:fill-color="#f8f9fa" draw:opacity="100%"/>
      <style:paragraph-properties fo:margin-top="0.101cm" fo:margin-bottom="0.101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normal" officeooo:rsid="00212df9" officeooo:paragraph-rsid="00212df9" style:text-blinking="false"/>
    </style:style>
    <style:style style:name="P30" style:family="paragraph" style:parent-style-name="Preformatted_20_Text">
      <loext:graphic-properties draw:fill="solid" draw:fill-color="#f8f9fa" draw:opacity="100%"/>
      <style:paragraph-properties fo:margin-top="0.101cm" fo:margin-bottom="0.101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normal" officeooo:rsid="001efe04" style:text-blinking="false"/>
    </style:style>
    <style:style style:name="P31" style:family="paragraph" style:parent-style-name="Preformatted_20_Text" style:list-style-name="L5">
      <loext:graphic-properties draw:fill="solid" draw:fill-color="#f8f9fa" draw:opacity="100%"/>
      <style:paragraph-properties fo:margin-top="0.101cm" fo:margin-bottom="0.101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bold" officeooo:rsid="0025f3ea" officeooo:paragraph-rsid="0025f3ea" style:text-blinking="false" style:font-weight-asian="bold" style:font-weight-complex="bold"/>
    </style:style>
    <style:style style:name="P32" style:family="paragraph" style:parent-style-name="Preformatted_20_Text" style:list-style-name="L6">
      <loext:graphic-properties draw:fill="solid" draw:fill-color="#f8f9fa" draw:opacity="100%"/>
      <style:paragraph-properties fo:margin-top="0.101cm" fo:margin-bottom="0.101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bold" officeooo:rsid="0020797b" officeooo:paragraph-rsid="00212df9" style:text-blinking="false" style:font-weight-asian="bold" style:font-weight-complex="bold"/>
    </style:style>
    <style:style style:name="P33" style:family="paragraph" style:parent-style-name="Preformatted_20_Text" style:list-style-name="L6">
      <loext:graphic-properties draw:fill="solid" draw:fill-color="#f8f9fa" draw:opacity="100%"/>
      <style:paragraph-properties fo:margin-top="0.101cm" fo:margin-bottom="0.101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bold" officeooo:rsid="00212df9" officeooo:paragraph-rsid="00212df9" style:text-blinking="false" style:font-weight-asian="bold" style:font-weight-complex="bold"/>
    </style:style>
    <style:style style:name="P34" style:family="paragraph" style:parent-style-name="Preformatted_20_Text" style:list-style-name="L3">
      <loext:graphic-properties draw:fill="solid" draw:fill-color="#f8f9fa" draw:opacity="100%"/>
      <style:paragraph-properties fo:margin-top="0cm" fo:margin-bottom="0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normal" officeooo:rsid="00223279" officeooo:paragraph-rsid="00223279" style:text-blinking="false"/>
    </style:style>
    <style:style style:name="P35" style:family="paragraph" style:parent-style-name="Preformatted_20_Text" style:list-style-name="L6">
      <loext:graphic-properties draw:fill="solid" draw:fill-color="#f8f9fa" draw:opacity="100%"/>
      <style:paragraph-properties fo:margin-top="0cm" fo:margin-bottom="0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normal" officeooo:rsid="00212df9" officeooo:paragraph-rsid="00212df9" style:text-blinking="false"/>
    </style:style>
    <style:style style:name="P36" style:family="paragraph" style:parent-style-name="Preformatted_20_Text" style:list-style-name="L6">
      <loext:graphic-properties draw:fill="solid" draw:fill-color="#f8f9fa" draw:opacity="100%"/>
      <style:paragraph-properties fo:margin-top="0cm" fo:margin-bottom="0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normal" officeooo:rsid="0024fb47" officeooo:paragraph-rsid="0024fb47" style:text-blinking="false"/>
    </style:style>
    <style:style style:name="P37" style:family="paragraph" style:parent-style-name="Preformatted_20_Text" style:list-style-name="L6">
      <loext:graphic-properties draw:fill="solid" draw:fill-color="#f8f9fa" draw:opacity="100%"/>
      <style:paragraph-properties fo:margin-top="0cm" fo:margin-bottom="0cm" loext:contextual-spacing="false" fo:line-height="100%" fo:text-align="justify" style:justify-single-word="false" fo:orphans="2" fo:widows="2" fo:background-color="#f8f9fa" fo:padding="0cm" fo:border="none"/>
      <style:text-properties fo:font-variant="normal" fo:text-transform="none" fo:color="#222222" style:text-line-through-style="none" style:text-line-through-type="none" style:font-name="Ubuntu Condensed" fo:font-size="11pt" fo:letter-spacing="normal" fo:font-style="normal" style:text-underline-style="none" fo:font-weight="bold" officeooo:rsid="0024fb47" officeooo:paragraph-rsid="0024fb47" style:text-blinking="false" style:font-weight-asian="bold" style:font-weight-complex="bold"/>
    </style:style>
    <style:style style:name="P38" style:family="paragraph" style:parent-style-name="Preformatted_20_Text">
      <style:paragraph-properties fo:margin-top="0cm" fo:margin-bottom="0.499cm" loext:contextual-spacing="false" fo:orphans="2" fo:widows="2"/>
      <style:text-properties fo:font-variant="normal" fo:text-transform="none" fo:color="#222222" style:font-name="Ubuntu Condensed" fo:font-size="11pt" fo:letter-spacing="normal" fo:font-style="normal" fo:font-weight="normal" officeooo:paragraph-rsid="002fc2ee"/>
    </style:style>
    <style:style style:name="T1" style:family="text">
      <style:text-properties fo:color="#222222" style:font-name="Liberation Sans" fo:font-weight="bold" style:font-name-asian="Noto Sans CJK SC" style:font-size-asian="14pt" style:font-weight-asian="bold" style:font-name-complex="Lohit Devanagari" style:font-size-complex="14pt" style:font-weight-complex="bold"/>
    </style:style>
    <style:style style:name="T2" style:family="text">
      <style:text-properties fo:font-variant="normal" fo:text-transform="none" fo:color="#222222" style:text-line-through-style="none" style:text-line-through-type="none" style:font-name="arial" fo:font-size="21pt" fo:letter-spacing="normal" fo:font-style="normal" style:text-underline-style="none" fo:font-weight="normal" style:text-blinking="false"/>
    </style:style>
    <style:style style:name="T3" style:family="text">
      <style:text-properties fo:font-variant="normal" fo:text-transform="none" fo:color="#222222" style:text-line-through-style="none" style:text-line-through-type="none" style:font-name="Liberation Sans" fo:font-size="14pt" fo:letter-spacing="normal" fo:font-style="normal" style:text-underline-style="none" fo:font-weight="bold" style:text-blinking="false" style:font-name-asian="Noto Sans CJK SC" style:font-size-asian="14pt" style:font-weight-asian="bold" style:font-name-complex="Lohit Devanagari" style:font-size-complex="14pt" style:font-weight-complex="bold"/>
    </style:style>
    <style:style style:name="T4" style:family="text">
      <style:text-properties style:text-line-through-style="none" style:text-line-through-type="none" style:text-underline-style="none" style:text-blinking="false"/>
    </style:style>
    <style:style style:name="T5" style:family="text">
      <style:text-properties style:text-line-through-style="none" style:text-line-through-type="none" fo:language="fr" fo:country="FR" style:text-underline-style="none" style:text-blinking="false"/>
    </style:style>
    <style:style style:name="T6" style:family="text">
      <style:text-properties fo:language="fr" fo:country="FR"/>
    </style:style>
    <style:style style:name="T7" style:family="text">
      <style:text-properties officeooo:rsid="00212df9"/>
    </style:style>
    <style:style style:name="T8" style:family="text">
      <style:text-properties officeooo:rsid="00223279"/>
    </style:style>
    <style:style style:name="T9" style:family="text">
      <style:text-properties officeooo:rsid="00242340"/>
    </style:style>
    <style:style style:name="T10" style:family="text">
      <style:text-properties fo:font-weight="bold" style:font-weight-asian="bold" style:font-weight-complex="bold"/>
    </style:style>
    <style:style style:name="T11" style:family="text">
      <style:text-properties fo:color="#000000" style:font-name="Times New Roman" fo:font-size="14pt"/>
    </style:style>
    <style:style style:name="T12" style:family="text">
      <style:text-properties style:font-name="Liberation Sans" fo:font-size="14pt" fo:font-weight="bold" style:font-name-asian="Noto Sans CJK SC" style:font-size-asian="14pt" style:font-weight-asian="bold" style:font-name-complex="Lohit Devanagari"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7"/>
      <text:p text:style-name="P19">Présentation Treehouse (TeamTreehouse)</text:p>
      <text:p text:style-name="Text_20_body"/>
      <text:p text:style-name="P9"><text:bookmark text:name="tw-target-text"/>Treehouse ou (Teamtreehouse) est une école de technologie en ligne qui propose des cours de niveau débutant à avancé en conception de sites Web, développement Web, développement mobile et développement de jeux enseignés par une équipe de professeurs experts. </text:p>
      <text:p text:style-name="P9"/>
      <text:p text:style-name="P9">Ses cours s'adressent aux débutants qui cherchent à acquérir des compétences en codage pour une carrière dans l'industrie technologique.</text:p>
      <text:p text:style-name="P9"/>
      <text:p text:style-name="P9">Le programme d'apprentissage Treehouse comprend des vidéos combinées à des quiz interactifs et des défis de code. Treehouse Tracks sont des programmes guidés, composés de cours qui forment les étudiants dans de grands domaines. Treehouse for Teams est conçu pour aider les entreprises, les organisations, les écoles et les programmes communautaires dans la formation technologique. Des sociétés comme Simple et LivingSocial utilisent actuellement Treehouse pour recruter de nouveaux employés en fonction de leurs progrès et de leurs réalisations dans Treehouse. </text:p>
      <text:p text:style-name="P9">En avril 2012, Treehouse a levé un financement de 4,75 millions de dollars. </text:p>
      <text:p text:style-name="P9"/>
      <text:p text:style-name="P9">En avril 2013, Treehouse a clôturé une levée de fonds de série B de 7 millions de dollars américains dirigée par Social + Capital et Kaplan, portant son capital total levé à 12,6 millions de dollars. </text:p>
      <text:p text:style-name="P9"/>
      <text:p text:style-name="P38"><text:span text:style-name="T6">En mai 2016, Treehouse a lancé le programme Techdegree, un programme d'apprentissage visant à aider les gens à se préparer à une carrière technologique.</text:span></text:p>
      <text:p text:style-name="P38"><text:span text:style-name="T11"><text:line-break/></text:span><text:span text:style-name="T12">Projet : Déverrouillez le rêve américain</text:span></text:p>
      <text:p text:style-name="P4">Les objectifs du programme sont</text:p>
      <text:list xml:id="list1074509290" text:style-name="L1">
        <text:list-item>
          <text:p text:style-name="P20">Former et placer 100 000 Américains d'horizons divers dans des apprentissages en génie logiciel à travers l'Amérique</text:p>
        </text:list-item>
        <text:list-item>
          <text:p text:style-name="P20">Habiliter 100 000 familles à augmenter leurs revenus de 40 000 $ et plus</text:p>
        </text:list-item>
        <text:list-item>
          <text:p text:style-name="P20">Débloquez une assurance santé de haute qualité pour leurs familles et leurs enfants</text:p>
        </text:list-item>
        <text:list-item>
          <text:p text:style-name="P20">Soutenir les participants pendant trois ans après leur placement afin qu'ils continuent d'augmenter</text:p>
        </text:list-item>
        <text:list-item>
          <text:p text:style-name="P20">Créer un quart de billion de dollars de richesse pour les Américains qui travaillent dur, leurs enfants, leurs petits-enfants et les générations à venir</text:p>
        </text:list-item>
        <text:list-item>
          <text:p text:style-name="P20">Créer zéro dette étudiante.</text:p>
        </text:list-item>
      </text:list>
      <text:p text:style-name="P3"><text:span text:style-name="T2"><text:line-break/></text:span><text:span text:style-name="T3">Le programme Techdegree</text:span></text:p>
      <text:p text:style-name="P5"><text:bookmark text:name="tw-target-text1"/><text:span text:style-name="T4">En mai 2016, Treehouse a annoncé le lancement du programme Techdegree. <text:s/></text:span><text:span text:style-name="T5">Le programme Techdegree est un programme d'apprentissage guidé conçu pour aider les étudiants à se préparer à des emplois de développement de niveau d'entrée. </text:span><text:span text:style-name="T6">Il existe actuellement quatre programmes Techdegree disponibles.</text:span></text:p>
      <text:p text:style-name="P6"/>
      <text:list xml:id="list2757696002" text:style-name="L2">
        <text:list-item>
          <text:p text:style-name="P22">Développement Web frontal</text:p>
        </text:list-item>
        <text:list-item>
          <text:p text:style-name="P22">Full Stack JavaScript</text:p>
        </text:list-item>
        <text:list-item>
          <text:p text:style-name="P22">Conception de l'expérience utilisateur (UX)</text:p>
        </text:list-item>
        <text:list-item>
          <text:p text:style-name="P22">PHP </text:p>
        </text:list-item>
      </text:list>
      <text:p text:style-name="P30"><text:soft-page-break/></text:p>
      <text:p text:style-name="P15">II - Identification des besoins</text:p>
      <text:p text:style-name="P18"/>
      <text:p text:style-name="P1">La réalisation du projet 1 respect le cahier des charges, selon l’identification des besoins clients. </text:p>
      <text:p text:style-name="P1"/>
      <text:p text:style-name="P1">Pour définir les différents besoins, nous nous sommes appuyés sur une solution web online proposée par l’agence <text:span text:style-name="T9">Wiboo Digital Thiinking </text:span>(voir lien ci-dessous)</text:p>
      <text:p text:style-name="P1"/>
      <text:list xml:id="list2524709195" text:style-name="L3">
        <text:list-item>
          <text:p text:style-name="P34"><text:a xlink:type="simple" xlink:href="https://cahierdescharges.net/index.html" text:style-name="Internet_20_link" text:visited-style-name="Visited_20_Internet_20_Link">https://cahierdescharges.net/index.html</text:a></text:p>
        </text:list-item>
      </text:list>
      <text:p text:style-name="P1"/>
      <text:p text:style-name="P2">Résumé des besoins : </text:p>
      <text:list xml:id="list1799756982" text:style-name="L4">
        <text:list-item>
          <text:p text:style-name="P23">Réalisation <text:span text:style-name="T8">du site doit être Responsive Web Design, il se décline en une </text:span>version Desktop et <text:span text:style-name="T8">une version </text:span>Mobile.</text:p>
        </text:list-item>
      </text:list>
      <text:p text:style-name="P10"/>
      <text:p text:style-name="P16">III – Présentation de l’équipe projet 1 </text:p>
      <text:list xml:id="list1702885463" text:style-name="L5">
        <text:list-item>
          <text:p text:style-name="P25">Nom de la Team : <text:span text:style-name="T10">TeamRouge</text:span></text:p>
        </text:list-item>
        <text:list-item>
          <text:p text:style-name="P25">Composition de la Team : Levend, William, Guillaume, Raymond</text:p>
        </text:list-item>
        <text:list-item>
          <text:p text:style-name="P25">Répartition des tâches :</text:p>
          <text:list>
            <text:list-item>
              <text:p text:style-name="P25"><text:span text:style-name="T10">Levend :</text:span> Réalisation de la page “ Home ” - “ Header ” - “ Footer ” </text:p>
            </text:list-item>
            <text:list-item>
              <text:p text:style-name="P25"><text:span text:style-name="T10">Guillaume : </text:span>Réalisation de la page “ Free Trial ” - “ Header ”</text:p>
            </text:list-item>
            <text:list-item>
              <text:p text:style-name="P25"><text:span text:style-name="T10">William : </text:span>Réalisation de la page “ Team ”</text:p>
            </text:list-item>
            <text:list-item>
              <text:p text:style-name="P25"><text:span text:style-name="T10">Raymond : </text:span>Réalisation de la page “ Sign In ” - “ Header ” - “ Footer ” </text:p>
              <text:p text:style-name="P25"/>
            </text:list-item>
            <text:list-item>
              <text:p text:style-name="P25">Réalisation du Mockflow en version crayon / papier <text:span text:style-name="T10">« Desktop et Mobile » </text:span>en fonction de la répartition des pages à réaliser</text:p>
              <text:list>
                <text:list-item>
                  <text:p text:style-name="P31">William, Levend, Guillaume et Raymond</text:p>
                </text:list-item>
              </text:list>
            </text:list-item>
          </text:list>
        </text:list-item>
        <text:list-item>
          <text:p text:style-name="P25"><text:span text:style-name="T10">Date de début du projet : </text:span>09/03/2020</text:p>
        </text:list-item>
        <text:list-item>
          <text:p text:style-name="P25"><text:span text:style-name="T10">Date de fin du projet : </text:span>13/03/2020</text:p>
        </text:list-item>
      </text:list>
      <text:p text:style-name="P13"/>
      <text:list xml:id="list125635781451816" text:continue-numbering="true" text:style-name="L5">
        <text:list-item>
          <text:p text:style-name="P26">Organisation des dossiers du Projet 1</text:p>
          <text:list>
            <text:list-item>
              <text:p text:style-name="P27">Dans le dossier projet 1, les fichiers avec les extensions « .html », « .css » et « .png » sont classés dans leurs dossiers respectifs « HTML », « CSS » et « images »</text:p>
            </text:list-item>
            <text:list-item>
              <text:p text:style-name="P27">Nommage des différents fichiers : </text:p>
              <text:list>
                <text:list-item>
                  <text:p text:style-name="P27"><text:span text:style-name="T10">Page Home : </text:span>index.html, style.css et reset.css</text:p>
                </text:list-item>
                <text:list-item>
                  <text:p text:style-name="P27"><text:span text:style-name="T10">Page Team : </text:span>team.html, team.css et reset.css</text:p>
                </text:list-item>
                <text:list-item>
                  <text:p text:style-name="P27"><text:span text:style-name="T10">Page Free Trial : </text:span>freetrial.html, freetrial.css et reset.css</text:p>
                </text:list-item>
                <text:list-item>
                  <text:p text:style-name="P27"><text:span text:style-name="T10">Page Sign In : </text:span>signin.html, signin.css et reset.css</text:p>
                </text:list-item>
              </text:list>
            </text:list-item>
          </text:list>
        </text:list-item>
      </text:list>
      <text:p text:style-name="P14"/>
      <text:p text:style-name="P14"/>
      <text:p text:style-name="P14"/>
      <text:p text:style-name="P14"/>
      <text:p text:style-name="P14"/>
      <text:p text:style-name="P14"/>
      <text:p text:style-name="P15"><text:soft-page-break/>IV – Fonctionnalité et éléments de contenu</text:p>
      <text:list xml:id="list3679872642" text:style-name="L6">
        <text:list-item>
          <text:p text:style-name="P32">Header : </text:p>
          <text:list>
            <text:list-item>
              <text:p text:style-name="P24"><text:span text:style-name="T7">I</text:span>ntègre la bar de navigation <text:span text:style-name="T7">(menu horizontal) pour la version Desktop</text:span></text:p>
            </text:list-item>
            <text:list-item>
              <text:p text:style-name="P24"><text:span text:style-name="T7">i</text:span>ntègre la bar de navigation <text:span text:style-name="T7">(menu hamburger) pour la version Mobile</text:span></text:p>
            </text:list-item>
          </text:list>
        </text:list-item>
      </text:list>
      <text:p text:style-name="P11"/>
      <text:list xml:id="list125637867590421" text:continue-numbering="true" text:style-name="L6">
        <text:list-item>
          <text:p text:style-name="P33">Menu principal : </text:p>
          <text:list>
            <text:list-item>
              <text:p text:style-name="P29">Les éléments du contenu sont définis par bloc , chaque bloc contient un champs texte, image, vidéo.</text:p>
            </text:list-item>
            <text:list-item>
              <text:p text:style-name="P29">On retrouve un formulaire d’authentification (sign in et sign out).</text:p>
            </text:list-item>
          </text:list>
        </text:list-item>
      </text:list>
      <text:p text:style-name="P12"/>
      <text:list xml:id="list125637283503786" text:continue-numbering="true" text:style-name="L6">
        <text:list-item>
          <text:p text:style-name="P33">Footer :</text:p>
          <text:list>
            <text:list-item>
              <text:p text:style-name="P35">On retrouve les items de navigation du site</text:p>
            </text:list-item>
          </text:list>
        </text:list-item>
      </text:list>
      <text:p text:style-name="P17"/>
      <text:list xml:id="list125636984286768" text:continue-numbering="true" text:style-name="L6">
        <text:list-item>
          <text:p text:style-name="P37">Technoligies utilisées :(pour une solution Responsive Web Design) :</text:p>
          <text:list>
            <text:list-item>
              <text:p text:style-name="P36">HTML : Le code utilise les « Tag, class, id, contenu texte, image et vidéo)</text:p>
            </text:list-item>
            <text:list-item>
              <text:p text:style-name="P36">CSS : Le code utilise Flex-box, @media (pour adapter les pages web en fonction de la taille d’écran de l’utilisateur)</text:p>
            </text:list-item>
            <text:list-item>
              <text:p text:style-name="P36">Javascript : Le code est utilisé pour réaliser le menu Hamburger (&lt;Navbar&gt;)</text:p>
            </text:list-item>
          </text:list>
        </text:list-item>
      </text:list>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Ubuntu Condensed" svg:font-family="'Ubuntu Condensed'"/>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6:25:57.383208617</meta:creation-date>
    <dc:date>2020-03-13T12:56:35.143139348</dc:date>
    <meta:editing-duration>PT2H17M54S</meta:editing-duration>
    <meta:editing-cycles>15</meta:editing-cycles>
    <meta:generator>LibreOffice/6.0.7.3$Linux_X86_64 LibreOffice_project/00m0$Build-3</meta:generator>
    <meta:document-statistic meta:table-count="0" meta:image-count="0" meta:object-count="0" meta:page-count="3" meta:paragraph-count="60" meta:word-count="804" meta:character-count="4778" meta:non-whitespace-character-count="4058"/>
  </office:meta>
</office:document-meta>
</file>